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4.366cm"/>
    </style:style>
    <style:style style:name="co3" style:family="table-column">
      <style:table-column-properties fo:break-before="auto" style:column-width="4.498cm"/>
    </style:style>
    <style:style style:name="co4" style:family="table-column">
      <style:table-column-properties fo:break-before="auto" style:column-width="8.89cm"/>
    </style:style>
    <style:style style:name="co5" style:family="table-column">
      <style:table-column-properties fo:break-before="auto" style:column-width="6.165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8.996cm"/>
    </style:style>
    <style:style style:name="co8" style:family="table-column">
      <style:table-column-properties fo:break-before="auto" style:column-width="10.583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99cm"/>
    </style:style>
    <style:style style:name="co11" style:family="table-column">
      <style:table-column-properties fo:break-before="auto" style:column-width="5.239cm"/>
    </style:style>
    <style:style style:name="co12" style:family="table-column">
      <style:table-column-properties fo:break-before="auto" style:column-width="4.075cm"/>
    </style:style>
    <style:style style:name="co13" style:family="table-column">
      <style:table-column-properties fo:break-before="auto" style:column-width="3.122cm"/>
    </style:style>
    <style:style style:name="co14" style:family="table-column">
      <style:table-column-properties fo:break-before="auto" style:column-width="2.566cm"/>
    </style:style>
    <style:style style:name="co15" style:family="table-column">
      <style:table-column-properties fo:break-before="auto" style:column-width="3.942cm"/>
    </style:style>
    <style:style style:name="co16" style:family="table-column">
      <style:table-column-properties fo:break-before="auto" style:column-width="3.545cm"/>
    </style:style>
    <style:style style:name="co17" style:family="table-column">
      <style:table-column-properties fo:break-before="auto" style:column-width="5.371cm"/>
    </style:style>
    <style:style style:name="co18" style:family="table-column">
      <style:table-column-properties fo:break-before="auto" style:column-width="3.302cm"/>
    </style:style>
    <style:style style:name="co19" style:family="table-column">
      <style:table-column-properties fo:break-before="auto" style:column-width="3.651cm"/>
    </style:style>
    <style:style style:name="co20" style:family="table-column">
      <style:table-column-properties fo:break-before="auto" style:column-width="5.226cm"/>
    </style:style>
    <style:style style:name="co21" style:family="table-column">
      <style:table-column-properties fo:break-before="auto" style:column-width="3.971cm"/>
    </style:style>
    <style:style style:name="co22" style:family="table-column">
      <style:table-column-properties fo:break-before="auto" style:column-width="5.151cm"/>
    </style:style>
    <style:style style:name="co23" style:family="table-column">
      <style:table-column-properties fo:break-before="auto" style:column-width="3.739cm"/>
    </style:style>
    <style:style style:name="co24" style:family="table-column">
      <style:table-column-properties fo:break-before="auto" style:column-width="4.233cm"/>
    </style:style>
    <style:style style:name="co25" style:family="table-column">
      <style:table-column-properties fo:break-before="auto" style:column-width="5.637cm"/>
    </style:style>
    <style:style style:name="co26" style:family="table-column">
      <style:table-column-properties fo:break-before="auto" style:column-width="6.382cm"/>
    </style:style>
    <style:style style:name="co27" style:family="table-column">
      <style:table-column-properties fo:break-before="auto" style:column-width="4.406cm"/>
    </style:style>
    <style:style style:name="co28" style:family="table-column">
      <style:table-column-properties fo:break-before="auto" style:column-width="2.591cm"/>
    </style:style>
    <style:style style:name="co29" style:family="table-column">
      <style:table-column-properties fo:break-before="auto" style:column-width="3.54cm"/>
    </style:style>
    <style:style style:name="co30" style:family="table-column">
      <style:table-column-properties fo:break-before="auto" style:column-width="3.156cm"/>
    </style:style>
    <style:style style:name="co31" style:family="table-column">
      <style:table-column-properties fo:break-before="auto" style:column-width="3.614cm"/>
    </style:style>
    <style:style style:name="co3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34" style:family="table-cell" style:parent-style-name="Default" style:data-style-name="N0"/>
    <style:style style:name="ce35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size="10pt" style:font-name-asian="Liberation Sans1" style:font-size-asian="10pt" style:font-name-complex="Liberation Sans1" style:font-size-complex="10pt"/>
    </style:style>
    <style:style style:name="ce3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ext-properties style:font-name="Liberation Serif" style:font-name-asian="DejaVu Sans" style:font-name-complex="Noto Sans Arabic UI"/>
    </style:style>
    <style:style style:name="ce38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</style:style>
    <style:style style:name="ce4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4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4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size="10pt" style:font-name-asian="Liberation Sans1" style:font-size-asian="10pt" style:font-name-complex="Liberation Sans1" style:font-size-complex="10pt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ext-properties style:font-name="Liberation Serif" style:font-name-asian="DejaVu Sans" style:font-name-complex="Noto Sans Arabic UI"/>
    </style:style>
    <style:style style:name="ce18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</style:style>
    <style:style style:name="ce2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2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3" table:default-cell-style-name="ce14"/>
        <table:table-column table:style-name="co5" table:default-cell-style-name="ce14"/>
        <table:table-column table:style-name="co6" table:number-columns-repeated="16378" table:default-cell-style-name="ce14"/>
        <table:table-row table:style-name="ro1">
          <table:table-cell office:value-type="string" calcext:value-type="string">
            <text:p>Mesures 1</text:p>
          </table:table-cell>
          <table:table-cell office:value-type="string" calcext:value-type="string">
            <text:p>Nombre de lignes de code</text:p>
          </table:table-cell>
          <table:table-cell office:value-type="string" calcext:value-type="string">
            <text:p>Nombres de commentaires</text:p>
          </table:table-cell>
          <table:table-cell office:value-type="string" calcext:value-type="string">
            <text:p>Pourcentage lignes de code qui sont des commentaires</text:p>
          </table:table-cell>
          <table:table-cell table:style-name="ce15" table:number-columns-repeated="2"/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5" table:number-columns-repeated="4"/>
          <table:table-cell table:number-columns-repeated="16378"/>
        </table:table-row>
        <table:table-row table:style-name="ro1">
          <table:table-cell table:style-name="ce15"/>
          <table:table-cell office:value-type="float" office:value="407" calcext:value-type="float">
            <text:p>407</text:p>
          </table:table-cell>
          <table:table-cell office:value-type="float" office:value="64" calcext:value-type="float">
            <text:p>64</text:p>
          </table:table-cell>
          <table:table-cell table:formula="of:=(64/407)*100" office:value-type="float" office:value="15.7248157248157" calcext:value-type="float">
            <text:p>15,7248157248157</text:p>
          </table:table-cell>
          <table:table-cell table:style-name="ce16" office:value-type="string" calcext:value-type="string" table:number-columns-spanned="2" table:number-rows-spanned="1">
            <text:p>Utilisation de la commande cloc pour le LOC et le COM</text:p>
          </table:table-cell>
          <table:covered-table-cell/>
          <table:table-cell table:number-columns-repeated="16378"/>
        </table:table-row>
        <table:table-row table:style-name="ro2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alstead" table:style-name="ta1"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6" table:number-columns-repeated="16381" table:default-cell-style-name="ce14"/>
        <table:table-row table:style-name="ro1">
          <table:table-cell office:value-type="string" calcext:value-type="string">
            <text:p>Opérateurs</text:p>
          </table:table-cell>
          <table:table-cell office:value-type="string" calcext:value-type="string">
            <text:p>Opérandes</text:p>
          </table:table-cell>
          <table:table-cell table:style-name="ce15"/>
          <table:table-cell table:number-columns-repeated="16381"/>
        </table:table-row>
        <table:table-row table:style-name="ro1">
          <table:table-cell office:value-type="string" calcext:value-type="string">
            <text:p>mots clés (int, void, if, for, return,iqsort(décla))</text:p>
          </table:table-cell>
          <table:table-cell office:value-type="string" calcext:value-type="string">
            <text:p>nom d’identificateurs et constantes (swap, a, n, i, j, 0,1,++,+,-, &lt;, ≤)</text:p>
          </table:table-cell>
          <table:table-cell table:style-name="ce15"/>
          <table:table-cell table:number-columns-repeated="16381"/>
        </table:table-row>
        <table:table-row table:style-name="ro1">
          <table:table-cell office:value-type="string" calcext:value-type="string">
            <text:p>signes de ponctuations( (), [], ; , , , {}, *)</text:p>
          </table:table-cell>
          <table:table-cell table:style-name="ce15" table:number-columns-repeated="2"/>
          <table:table-cell table:number-columns-repeated="16381"/>
        </table:table-row>
        <table:table-row table:style-name="ro3">
          <table:table-cell table:style-name="ce15" table:number-columns-repeated="3"/>
          <table:table-cell table:number-columns-repeated="16381"/>
        </table:table-row>
        <table:table-row table:style-name="ro1">
          <table:table-cell office:value-type="string" calcext:value-type="string">
            <text:p>Opérateurs distinct</text:p>
          </table:table-cell>
          <table:table-cell office:value-type="string" calcext:value-type="string">
            <text:p>Opérandes distinctes</text:p>
          </table:table-cell>
          <table:table-cell table:style-name="ce15"/>
          <table:table-cell table:number-columns-repeated="1638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5"/>
          <table:table-cell table:number-columns-repeated="16381"/>
        </table:table-row>
        <table:table-row table:style-name="ro1">
          <table:table-cell office:value-type="string" calcext:value-type="string">
            <text:p>nombre opérateur</text:p>
          </table:table-cell>
          <table:table-cell office:value-type="string" calcext:value-type="string">
            <text:p>nombre opérande</text:p>
          </table:table-cell>
          <table:table-cell table:style-name="ce15"/>
          <table:table-cell table:number-columns-repeated="1638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style-name="ce15"/>
          <table:table-cell table:number-columns-repeated="16381"/>
        </table:table-row>
        <table:table-row table:style-name="ro1">
          <table:table-cell office:value-type="string" calcext:value-type="string">
            <text:p>vocabulaire du programme</text:p>
          </table:table-cell>
          <table:table-cell office:value-type="string" calcext:value-type="string">
            <text:p>longueur du programme</text:p>
          </table:table-cell>
          <table:table-cell table:style-name="ce15"/>
          <table:table-cell table:number-columns-repeated="16381"/>
        </table:table-row>
        <table:table-row table:style-name="ro1">
          <table:table-cell table:formula="of:=[.A6]+[.B6]" office:value-type="float" office:value="26" calcext:value-type="float">
            <text:p>26</text:p>
          </table:table-cell>
          <table:table-cell table:formula="of:=[.A8]+[.B8]" office:value-type="float" office:value="86" calcext:value-type="float">
            <text:p>86</text:p>
          </table:table-cell>
          <table:table-cell table:style-name="ce15"/>
          <table:table-cell table:number-columns-repeated="16381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  <table:table-cell table:number-columns-repeated="16381"/>
        </table:table-row>
        <table:table-row table:style-name="ro1">
          <table:table-cell table:formula="of:=[.B10]*LOG([.A10];2)" office:value-type="float" office:value="404.237815760134" calcext:value-type="float">
            <text:p>404,237815760134</text:p>
          </table:table-cell>
          <table:table-cell table:formula="of:=([.A6]/2)*([.B8]/[.B6])" office:value-type="float" office:value="19.2857142857143" calcext:value-type="float">
            <text:p>19,2857142857143</text:p>
          </table:table-cell>
          <table:table-cell table:formula="of:=[.B12]*[.A12]" office:value-type="float" office:value="7796.01501823115" calcext:value-type="float">
            <text:p>7796,01501823115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Default" office:value-type="string" calcext:value-type="string">
            <text:p>Réponse a la question 7</text:p>
          </table:table-cell>
          <table:table-cell table:number-columns-repeated="16383"/>
        </table:table-row>
        <table:table-row table:style-name="ro1">
          <table:table-cell table:style-name="ce17" office:value-type="string" calcext:value-type="string">
            <text:p>Le fait que la distinction entre opérateurs et opérandes soit difficile à déterminer rend ces mesures subjectives. Pour être valide selon la Théorie de la Mesure, une mesure doit préserver les relations empiriques.</text:p>
          </table:table-cell>
          <table:table-cell table:number-columns-repeated="16383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FG" table:style-name="ta1">
        <table:table-column table:style-name="co10" table:number-columns-repeated="2" table:default-cell-style-name="ce14"/>
        <table:table-column table:style-name="co11" table:default-cell-style-name="ce14"/>
        <table:table-column table:style-name="co12" table:default-cell-style-name="ce14"/>
        <table:table-column table:style-name="co6" table:number-columns-repeated="16380" table:default-cell-style-name="ce14"/>
        <table:table-row table:style-name="ro1">
          <table:table-cell office:value-type="string" calcext:value-type="string">
            <text:p>Nombre arcs</text:p>
          </table:table-cell>
          <table:table-cell office:value-type="string" calcext:value-type="string">
            <text:p>Nombre nœuds</text:p>
          </table:table-cell>
          <table:table-cell office:value-type="string" calcext:value-type="string">
            <text:p>Nombres fonctions/procédures</text:p>
          </table:table-cell>
          <table:table-cell office:value-type="string" calcext:value-type="string">
            <text:p>Complexité cyclomatique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A2]-[.B2]+2*[.C2]" office:value-type="float" office:value="4" calcext:value-type="float">
            <text:p>4</text:p>
          </table:table-cell>
          <table:table-cell table:number-columns-repeated="16380"/>
        </table:table-row>
        <table:table-row table:style-name="ro2" table:number-rows-repeated="10485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lbrecht" table:style-name="ta1">
        <table:table-column table:style-name="co13" table:default-cell-style-name="ce14"/>
        <table:table-column table:style-name="co9" table:number-columns-repeated="7" table:default-cell-style-name="ce14"/>
        <table:table-column table:style-name="co14" table:default-cell-style-name="ce14"/>
        <table:table-column table:style-name="co6" table:number-columns-repeated="16375" table:default-cell-style-name="ce14"/>
        <table:table-row table:style-name="ro1">
          <table:table-cell table:style-name="ce18" office:value-type="string" calcext:value-type="string">
            <text:p>Catégories</text:p>
          </table:table-cell>
          <table:table-cell table:style-name="ce20" office:value-type="string" calcext:value-type="string" table:number-columns-spanned="3" table:number-rows-spanned="1">
            <text:p>Poids</text:p>
          </table:table-cell>
          <table:covered-table-cell table:number-columns-repeated="2"/>
          <table:table-cell table:style-name="ce22" office:value-type="string" calcext:value-type="string" table:number-columns-spanned="3" table:number-rows-spanned="1">
            <text:p>Scores</text:p>
          </table:table-cell>
          <table:covered-table-cell table:number-columns-repeated="2"/>
          <table:table-cell table:style-name="ce15"/>
          <table:table-cell office:value-type="string" calcext:value-type="string">
            <text:p>UFC</text:p>
          </table:table-cell>
          <table:table-cell table:number-columns-repeated="16375"/>
        </table:table-row>
        <table:table-row table:style-name="ro1">
          <table:table-cell table:style-name="ce19"/>
          <table:table-cell table:style-name="ce21" office:value-type="string" calcext:value-type="string">
            <text:p>Simple</text:p>
          </table:table-cell>
          <table:table-cell table:style-name="ce21" office:value-type="string" calcext:value-type="string">
            <text:p>Moyen</text:p>
          </table:table-cell>
          <table:table-cell table:style-name="ce19" office:value-type="string" calcext:value-type="string">
            <text:p>Difficile</text:p>
          </table:table-cell>
          <table:table-cell table:style-name="ce23" office:value-type="string" calcext:value-type="string">
            <text:p>Simple</text:p>
          </table:table-cell>
          <table:table-cell table:style-name="ce21" office:value-type="string" calcext:value-type="string">
            <text:p>Moyen</text:p>
          </table:table-cell>
          <table:table-cell table:style-name="ce21" office:value-type="string" calcext:value-type="string">
            <text:p>Difficile</text:p>
          </table:table-cell>
          <table:table-cell table:style-name="ce15"/>
          <table:table-cell table:number-matrix-columns-spanned="1" table:number-matrix-rows-spanned="1" table:formula="of:=SUMPRODUCT([.$B$3:.$D$7];[.$E$3:.$G$7])" office:value-type="float" office:value="144" calcext:value-type="float">
            <text:p>144</text:p>
          </table:table-cell>
          <table:table-cell table:number-columns-repeated="16375"/>
        </table:table-row>
        <table:table-row table:style-name="ro1">
          <table:table-cell table:style-name="ce18" office:value-type="string" calcext:value-type="string">
            <text:p>Entrées externe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8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6375"/>
        </table:table-row>
        <table:table-row table:style-name="ro1">
          <table:table-cell table:style-name="ce18" office:value-type="string" calcext:value-type="string">
            <text:p>Sorties externes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6375"/>
        </table:table-row>
        <table:table-row table:style-name="ro1">
          <table:table-cell table:style-name="ce18" office:value-type="string" calcext:value-type="string">
            <text:p>Requêtes externe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8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6375"/>
        </table:table-row>
        <table:table-row table:style-name="ro1">
          <table:table-cell table:style-name="ce18" office:value-type="string" calcext:value-type="string">
            <text:p>Fichiers internes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15" calcext:value-type="float">
            <text:p>15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6375"/>
        </table:table-row>
        <table:table-row table:style-name="ro1">
          <table:table-cell table:style-name="ce18" office:value-type="string" calcext:value-type="string">
            <text:p>Fichiers externes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8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16375"/>
        </table:table-row>
        <table:table-row table:style-name="ro3" table:number-rows-repeated="2">
          <table:table-cell table:style-name="ce15" table:number-columns-repeated="9"/>
          <table:table-cell table:number-columns-repeated="16375"/>
        </table:table-row>
        <table:table-row table:style-name="ro1">
          <table:table-cell office:value-type="string" calcext:value-type="string" table:number-columns-spanned="2" table:number-rows-spanned="1">
            <text:p>Avec la fonction QuickSort:</text:p>
          </table:table-cell>
          <table:covered-table-cell/>
          <table:table-cell table:style-name="ce15" table:number-columns-repeated="7"/>
          <table:table-cell table:number-columns-repeated="16375"/>
        </table:table-row>
        <table:table-row table:style-name="ro3">
          <table:table-cell table:style-name="ce15" table:number-columns-repeated="9"/>
          <table:table-cell table:number-columns-repeated="16375"/>
        </table:table-row>
        <table:table-row table:style-name="ro1">
          <table:table-cell table:style-name="ce18" office:value-type="string" calcext:value-type="string">
            <text:p>Catégories</text:p>
          </table:table-cell>
          <table:table-cell table:style-name="ce20" office:value-type="string" calcext:value-type="string" table:number-columns-spanned="3" table:number-rows-spanned="1">
            <text:p>Poids</text:p>
          </table:table-cell>
          <table:covered-table-cell table:number-columns-repeated="2"/>
          <table:table-cell table:style-name="ce22" office:value-type="string" calcext:value-type="string" table:number-columns-spanned="3" table:number-rows-spanned="1">
            <text:p>Scores</text:p>
          </table:table-cell>
          <table:covered-table-cell table:number-columns-repeated="2"/>
          <table:table-cell table:style-name="ce15"/>
          <table:table-cell office:value-type="string" calcext:value-type="string">
            <text:p>UFC QuickSort</text:p>
          </table:table-cell>
          <table:table-cell table:number-columns-repeated="16375"/>
        </table:table-row>
        <table:table-row table:style-name="ro1">
          <table:table-cell table:style-name="ce19"/>
          <table:table-cell table:style-name="ce21" office:value-type="string" calcext:value-type="string">
            <text:p>Simple</text:p>
          </table:table-cell>
          <table:table-cell table:style-name="ce21" office:value-type="string" calcext:value-type="string">
            <text:p>Moyen</text:p>
          </table:table-cell>
          <table:table-cell table:style-name="ce19" office:value-type="string" calcext:value-type="string">
            <text:p>Difficile</text:p>
          </table:table-cell>
          <table:table-cell table:style-name="ce23" office:value-type="string" calcext:value-type="string">
            <text:p>Simple</text:p>
          </table:table-cell>
          <table:table-cell table:style-name="ce21" office:value-type="string" calcext:value-type="string">
            <text:p>Moyen</text:p>
          </table:table-cell>
          <table:table-cell table:style-name="ce21" office:value-type="string" calcext:value-type="string">
            <text:p>Difficile</text:p>
          </table:table-cell>
          <table:table-cell table:style-name="ce15"/>
          <table:table-cell table:number-matrix-columns-spanned="1" table:number-matrix-rows-spanned="1" table:formula="of:=SUMPRODUCT([.$B$14:.$D$18];[.$E$14:.$G$18])" office:value-type="float" office:value="14" calcext:value-type="float">
            <text:p>14</text:p>
          </table:table-cell>
          <table:table-cell table:number-columns-repeated="16375"/>
        </table:table-row>
        <table:table-row table:style-name="ro1">
          <table:table-cell table:style-name="ce18" office:value-type="string" calcext:value-type="string">
            <text:p>Entrées externes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6375"/>
        </table:table-row>
        <table:table-row table:style-name="ro1">
          <table:table-cell table:style-name="ce18" office:value-type="string" calcext:value-type="string">
            <text:p>Sorties externes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6375"/>
        </table:table-row>
        <table:table-row table:style-name="ro1">
          <table:table-cell table:style-name="ce18" office:value-type="string" calcext:value-type="string">
            <text:p>Requêtes externes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6375"/>
        </table:table-row>
        <table:table-row table:style-name="ro1">
          <table:table-cell table:style-name="ce18" office:value-type="string" calcext:value-type="string">
            <text:p>Fichiers internes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6375"/>
        </table:table-row>
        <table:table-row table:style-name="ro1">
          <table:table-cell table:style-name="ce18" office:value-type="string" calcext:value-type="string">
            <text:p>Fichiers externes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6375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I" table:style-name="ta1">
        <table:table-column table:style-name="co15" table:default-cell-style-name="ce14"/>
        <table:table-column table:style-name="co6" table:number-columns-repeated="16383" table:default-cell-style-name="ce14"/>
        <table:table-row table:style-name="ro1">
          <table:table-cell office:value-type="string" calcext:value-type="string">
            <text:p>Index de maintenabilité</text:p>
          </table:table-cell>
          <table:table-cell table:number-columns-repeated="16383"/>
        </table:table-row>
        <table:table-row table:style-name="ro1">
          <table:table-cell table:formula="of:=171-5.2*LN([Halstead.A12])-0.23*[CFG.D2]-16.2*LN([LOC.B3])+50*SIN(SQRT(2.46*[LOC.D3]))" office:value-type="float" office:value="38.3481712635032" calcext:value-type="float">
            <text:p>38,3481712635032</text:p>
          </table:table-cell>
          <table:table-cell table:number-columns-repeated="16383"/>
        </table:table-row>
        <table:table-row table:style-name="ro2" table:number-rows-repeated="10485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TFC" table:style-name="ta1">
        <table:table-column table:style-name="co16" table:default-cell-style-name="ce14"/>
        <table:table-column table:style-name="co9" table:default-cell-style-name="ce14"/>
        <table:table-column table:style-name="co17" table:default-cell-style-name="ce14"/>
        <table:table-column table:style-name="co9" table:default-cell-style-name="ce14"/>
        <table:table-column table:style-name="co6" table:number-columns-repeated="16380" table:default-cell-style-name="ce14"/>
        <table:table-row table:style-name="ro1">
          <table:table-cell office:value-type="string" calcext:value-type="string">
            <text:p>Facteurs techniques</text:p>
          </table:table-cell>
          <table:table-cell table:style-name="ce15"/>
          <table:table-cell office:value-type="string" calcext:value-type="string">
            <text:p>Facteur de complexité technique</text:p>
          </table:table-cell>
          <table:table-cell table:style-name="ce15"/>
          <table:table-cell table:number-columns-repeated="16380"/>
        </table:table-row>
        <table:table-row table:style-name="ro1">
          <table:table-cell table:style-name="ce25" office:value-type="string" calcext:value-type="string">
            <text:p>Facteur 1</text:p>
          </table:table-cell>
          <table:table-cell table:style-name="ce26" office:value-type="float" office:value="0" calcext:value-type="float">
            <text:p>0</text:p>
          </table:table-cell>
          <table:table-cell table:formula="of:=0.65+0.01*SUM([.B$2:.B$15])" office:value-type="float" office:value="0.79" calcext:value-type="float">
            <text:p>0,79</text:p>
          </table:table-cell>
          <table:table-cell table:style-name="ce15"/>
          <table:table-cell table:number-columns-repeated="16380"/>
        </table:table-row>
        <table:table-row table:style-name="ro1">
          <table:table-cell table:style-name="ce25" office:value-type="string" calcext:value-type="string">
            <text:p>Facteur 2</text:p>
          </table:table-cell>
          <table:table-cell table:style-name="ce26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16380"/>
        </table:table-row>
        <table:table-row table:style-name="ro1">
          <table:table-cell table:style-name="ce25" office:value-type="string" calcext:value-type="string">
            <text:p>Facteur 3</text:p>
          </table:table-cell>
          <table:table-cell table:style-name="ce26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6380"/>
        </table:table-row>
        <table:table-row table:style-name="ro1">
          <table:table-cell table:style-name="ce25" office:value-type="string" calcext:value-type="string">
            <text:p>Facteur 4</text:p>
          </table:table-cell>
          <table:table-cell table:style-name="ce26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6380"/>
        </table:table-row>
        <table:table-row table:style-name="ro1">
          <table:table-cell table:style-name="ce25" office:value-type="string" calcext:value-type="string">
            <text:p>Facteur 5</text:p>
          </table:table-cell>
          <table:table-cell table:style-name="ce26" office:value-type="float" office:value="3" calcext:value-type="float">
            <text:p>3</text:p>
          </table:table-cell>
          <table:table-cell table:style-name="ce15" table:number-columns-repeated="2"/>
          <table:table-cell table:number-columns-repeated="16380"/>
        </table:table-row>
        <table:table-row table:style-name="ro1">
          <table:table-cell table:style-name="ce25" office:value-type="string" calcext:value-type="string">
            <text:p>Facteur 6</text:p>
          </table:table-cell>
          <table:table-cell table:style-name="ce26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6380"/>
        </table:table-row>
        <table:table-row table:style-name="ro1">
          <table:table-cell table:style-name="ce25" office:value-type="string" calcext:value-type="string">
            <text:p>Facteur 7</text:p>
          </table:table-cell>
          <table:table-cell table:style-name="ce26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6380"/>
        </table:table-row>
        <table:table-row table:style-name="ro1">
          <table:table-cell table:style-name="ce25" office:value-type="string" calcext:value-type="string">
            <text:p>Facteur 8</text:p>
          </table:table-cell>
          <table:table-cell table:style-name="ce26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6380"/>
        </table:table-row>
        <table:table-row table:style-name="ro1">
          <table:table-cell table:style-name="ce25" office:value-type="string" calcext:value-type="string">
            <text:p>Facteur 9</text:p>
          </table:table-cell>
          <table:table-cell table:style-name="ce26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6380"/>
        </table:table-row>
        <table:table-row table:style-name="ro1">
          <table:table-cell table:style-name="ce25" office:value-type="string" calcext:value-type="string">
            <text:p>Facteur 10</text:p>
          </table:table-cell>
          <table:table-cell table:style-name="ce26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16380"/>
        </table:table-row>
        <table:table-row table:style-name="ro1">
          <table:table-cell table:style-name="ce25" office:value-type="string" calcext:value-type="string">
            <text:p>Facteur 11</text:p>
          </table:table-cell>
          <table:table-cell table:style-name="ce26" office:value-type="float" office:value="4" calcext:value-type="float">
            <text:p>4</text:p>
          </table:table-cell>
          <table:table-cell table:style-name="ce15" table:number-columns-repeated="2"/>
          <table:table-cell table:number-columns-repeated="16380"/>
        </table:table-row>
        <table:table-row table:style-name="ro1">
          <table:table-cell table:style-name="ce25" office:value-type="string" calcext:value-type="string">
            <text:p>Facteur 12</text:p>
          </table:table-cell>
          <table:table-cell table:style-name="ce26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6380"/>
        </table:table-row>
        <table:table-row table:style-name="ro1">
          <table:table-cell table:style-name="ce25" office:value-type="string" calcext:value-type="string">
            <text:p>Facteur 13</text:p>
          </table:table-cell>
          <table:table-cell table:style-name="ce26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6380"/>
        </table:table-row>
        <table:table-row table:style-name="ro1">
          <table:table-cell table:style-name="ce25" office:value-type="string" calcext:value-type="string">
            <text:p>Facteur 14</text:p>
          </table:table-cell>
          <table:table-cell table:style-name="ce26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6380"/>
        </table:table-row>
        <table:table-row table:style-name="ro2" table:number-rows-repeated="104856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PC" table:style-name="ta1">
        <table:table-column table:style-name="co18" table:default-cell-style-name="ce14"/>
        <table:table-column table:style-name="co19" table:number-columns-repeated="2" table:default-cell-style-name="ce14"/>
        <table:table-column table:style-name="co20" table:default-cell-style-name="ce14"/>
        <table:table-column table:style-name="co21" table:default-cell-style-name="ce14"/>
        <table:table-column table:style-name="co19" table:default-cell-style-name="ce14"/>
        <table:table-column table:style-name="co22" table:default-cell-style-name="ce14"/>
        <table:table-column table:style-name="co19" table:number-columns-repeated="2" table:default-cell-style-name="ce14"/>
        <table:table-column table:style-name="co23" table:default-cell-style-name="ce14"/>
        <table:table-column table:style-name="co24" table:default-cell-style-name="ce14"/>
        <table:table-column table:style-name="co25" table:default-cell-style-name="ce14"/>
        <table:table-column table:style-name="co26" table:default-cell-style-name="ce14"/>
        <table:table-column table:style-name="co27" table:default-cell-style-name="ce14"/>
        <table:table-column table:style-name="co6" table:number-columns-repeated="16370" table:default-cell-style-name="ce14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Puissance par coeur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UE</text:p>
          </table:table-cell>
          <table:table-cell office:value-type="string" calcext:value-type="string">
            <text:p>CI</text:p>
          </table:table-cell>
          <table:table-cell/>
          <table:table-cell office:value-type="string" calcext:value-type="string">
            <text:p>PSF</text:p>
          </table:table-cell>
          <table:table-cell office:value-type="string" calcext:value-type="string">
            <text:p>C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mps par heure</text:p>
          </table:table-cell>
          <table:table-cell office:value-type="string" calcext:value-type="string">
            <text:p>Nombre coeurs CPU</text:p>
          </table:table-cell>
          <table:table-cell/>
          <table:table-cell office:value-type="string" calcext:value-type="string">
            <text:p>Conso énergie du coeur (W)</text:p>
          </table:table-cell>
          <table:table-cell office:value-type="string" calcext:value-type="string">
            <text:p>Temps de traitement</text:p>
          </table:table-cell>
          <table:table-cell office:value-type="string" calcext:value-type="string">
            <text:p>Taille mémoire (Go)</text:p>
          </table:table-cell>
          <table:table-cell office:value-type="string" calcext:value-type="string">
            <text:p>Puissance mémoire (W/Go)</text:p>
          </table:table-cell>
          <table:table-cell office:value-type="string" calcext:value-type="string">
            <text:p>Efficacité énergétique</text:p>
          </table:table-cell>
          <table:table-cell office:value-type="string" calcext:value-type="string">
            <text:p>Intensité carbone</text:p>
          </table:table-cell>
          <table:table-cell office:value-type="string" calcext:value-type="string">
            <text:p>facteur multiplicatif</text:p>
          </table:table-cell>
          <table:table-cell office:value-type="string" calcext:value-type="string">
            <text:p>niveau d'énergie</text:p>
          </table:table-cell>
          <table:table-cell office:value-type="string" calcext:value-type="string">
            <text:p>Empreinte carbone</text:p>
          </table:table-cell>
          <table:table-cell office:value-type="string" calcext:value-type="string">
            <text:p>absorption co2 arbre par an (en g)</text:p>
          </table:table-cell>
          <table:table-cell office:value-type="string" calcext:value-type="string">
            <text:p>temps d'absorbtion (an</text:p>
          </table:table-cell>
          <table:table-cell table:number-columns-repeated="16370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 table:formula="of:=[.C3]/[.B3]" office:value-type="float" office:value="10.8333333333333" calcext:value-type="float">
            <text:p>10,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725" calcext:value-type="float">
            <text:p>0,3725</text:p>
          </table:table-cell>
          <table:table-cell office:value-type="float" office:value="1.67" calcext:value-type="float">
            <text:p>1,67</text:p>
          </table:table-cell>
          <table:table-cell office:value-type="float" office:value="475" calcext:value-type="float">
            <text:p>475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table:formula="of:=([.A3]*([.B3]*[.D3]*[.E3]+[.F3]*[.G3])*[.H3]*[.I3]*[.J3])*[.K3]" office:value-type="float" office:value="53462.98755" calcext:value-type="float">
            <text:p>53462,98755</text:p>
          </table:table-cell>
          <table:table-cell office:value-type="float" office:value="11000" calcext:value-type="float">
            <text:p>11000</text:p>
          </table:table-cell>
          <table:table-cell table:formula="of:=[.L3]/[.M3]" office:value-type="float" office:value="4.86027159545454" calcext:value-type="float">
            <text:p>4,86027159545454</text:p>
          </table:table-cell>
          <table:table-cell table:number-columns-repeated="16370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 table:formula="of:=[.C4]/[.B4]" office:value-type="float" office:value="10.8333333333333" calcext:value-type="float">
            <text:p>10,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725" calcext:value-type="float">
            <text:p>0,3725</text:p>
          </table:table-cell>
          <table:table-cell office:value-type="float" office:value="1.67" calcext:value-type="float">
            <text:p>1,67</text:p>
          </table:table-cell>
          <table:table-cell office:value-type="float" office:value="475" calcext:value-type="float">
            <text:p>475</text:p>
          </table:table-cell>
          <table:table-cell office:value-type="float" office:value="0.001" calcext:value-type="float">
            <text:p>0,001</text:p>
          </table:table-cell>
          <table:table-cell office:value-type="float" office:value="11" calcext:value-type="float">
            <text:p>11</text:p>
          </table:table-cell>
          <table:table-cell table:formula="of:=([.A4]*([.B4]*[.D4]*[.E4]+[.F4]*[.G4])*[.H4]*[.I4]*[.J4])*[.K4]" office:value-type="float" office:value="588092.86305" calcext:value-type="float">
            <text:p>588092,86305</text:p>
          </table:table-cell>
          <table:table-cell office:value-type="float" office:value="11000" calcext:value-type="float">
            <text:p>11000</text:p>
          </table:table-cell>
          <table:table-cell table:formula="of:=[.L4]/[.M4]" office:value-type="float" office:value="53.46298755" calcext:value-type="float">
            <text:p>53,46298755</text:p>
          </table:table-cell>
          <table:table-cell table:number-columns-repeated="16370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15" table:number-columns-repeated="5"/>
          <table:table-cell table:number-columns-repeated="2"/>
          <table:table-cell table:style-name="ce15"/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Réponse q1 : 53462,98755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Réponse q3 : 588092,8631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Réponse q4 : 53,5 ans</text:p>
          </table:table-cell>
          <table:table-cell table:number-columns-repeated="1637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627" calcext:value-type="float">
            <text:p>0,627</text:p>
          </table:table-cell>
          <table:table-cell office:value-type="float" office:value="32" calcext:value-type="float">
            <text:p>32</text:p>
          </table:table-cell>
          <table:table-cell office:value-type="float" office:value="0.3725" calcext:value-type="float">
            <text:p>0,3725</text:p>
          </table:table-cell>
          <table:table-cell office:value-type="float" office:value="1.67" calcext:value-type="float">
            <text:p>1,67</text:p>
          </table:table-cell>
          <table:table-cell office:value-type="float" office:value="475" calcext:value-type="float">
            <text:p>475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table:formula="of:=([.A9]*([.B9]*[.D9]*[.E9]+[.F9]*[.G9])*[.H9]*[.I9]*[.J9])*[.K9]" office:value-type="float" office:value="755154.39086" calcext:value-type="float">
            <text:p>755154,39086</text:p>
          </table:table-cell>
          <table:table-cell office:value-type="float" office:value="11000" calcext:value-type="float">
            <text:p>11000</text:p>
          </table:table-cell>
          <table:table-cell table:formula="of:=[.L9]/[.M9]" office:value-type="float" office:value="68.6503991690909" calcext:value-type="float">
            <text:p>68,6503991690909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Réponse q 1.2.1 = 755 154 </text:p>
          </table:table-cell>
          <table:table-cell table:number-columns-repeated="1637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627" calcext:value-type="float">
            <text:p>0,627</text:p>
          </table:table-cell>
          <table:table-cell office:value-type="float" office:value="32" calcext:value-type="float">
            <text:p>32</text:p>
          </table:table-cell>
          <table:table-cell office:value-type="float" office:value="0.3725" calcext:value-type="float">
            <text:p>0,3725</text:p>
          </table:table-cell>
          <table:table-cell office:value-type="float" office:value="1.67" calcext:value-type="float">
            <text:p>1,67</text:p>
          </table:table-cell>
          <table:table-cell office:value-type="float" office:value="475" calcext:value-type="float">
            <text:p>47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table:formula="of:=([.A11]*([.B11]*[.D11]*[.E11]+[.F11]*[.G11])*[.H11]*[.I11]*[.J11])*[.K11]" office:value-type="float" office:value="75515439.086" calcext:value-type="float">
            <text:p>75515439,086</text:p>
          </table:table-cell>
          <table:table-cell office:value-type="float" office:value="11000" calcext:value-type="float">
            <text:p>11000</text:p>
          </table:table-cell>
          <table:table-cell table:formula="of:=[.L11]/[.M11]" office:value-type="float" office:value="6865.03991690909" calcext:value-type="float">
            <text:p>6865,03991690909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Réponse q 1.2.2 = 75 515 439</text:p>
          </table:table-cell>
          <table:table-cell table:number-columns-repeated="16372"/>
        </table:table-row>
        <table:table-row table:style-name="ro2" table:number-rows-repeated="104856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EcoIndex" table:style-name="ta2">
        <table:table-column table:style-name="co28" table:number-columns-repeated="4" table:default-cell-style-name="Default"/>
        <table:table-column table:style-name="co29" table:number-columns-repeated="3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row table:style-name="ro1">
          <table:table-cell table:style-name="ce30" office:value-type="string" calcext:value-type="string">
            <text:p>Quantile</text:p>
          </table:table-cell>
          <table:table-cell table:style-name="ce30" office:value-type="string" calcext:value-type="string">
            <text:p>DOM</text:p>
          </table:table-cell>
          <table:table-cell table:style-name="ce30" office:value-type="string" calcext:value-type="string">
            <text:p>HTTP</text:p>
          </table:table-cell>
          <table:table-cell table:style-name="ce30" office:value-type="string" calcext:value-type="string">
            <text:p>Ko</text:p>
          </table:table-cell>
          <table:table-cell office:value-type="string" calcext:value-type="string">
            <text:p>Pondération DOM</text:p>
          </table:table-cell>
          <table:table-cell table:style-name="ce31" office:value-type="string" calcext:value-type="string">
            <text:p>Pondération HTTP</text:p>
          </table:table-cell>
          <table:table-cell office:value-type="string" calcext:value-type="string">
            <text:p>Pondération Ko</text:p>
          </table:table-cell>
          <table:table-cell office:value-type="string" calcext:value-type="string">
            <text:p>Quantile(DOM)</text:p>
          </table:table-cell>
          <table:table-cell office:value-type="string" calcext:value-type="string">
            <text:p>Quantile(HTTP)</text:p>
          </table:table-cell>
          <table:table-cell office:value-type="string" calcext:value-type="string">
            <text:p>Quantile(Ko)</text:p>
          </table:table-cell>
          <table:table-cell table:style-name="ce32" office:value-type="string" calcext:value-type="string">
            <text:p>EcoIndex</text:p>
          </table:table-cell>
        </table:table-row>
        <table:table-row table:style-name="ro1">
          <table:table-cell table:number-columns-repeated="4" table:style-name="ce3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00-5*(([.E2]*[.H2]+[.F2]*[.I2]+[.G2]*[.J2])/6)" office:value-type="float" office:value="100" calcext:value-type="float">
            <text:p>100</text:p>
          </table:table-cell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.37" calcext:value-type="float">
            <text:p>1,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3]-1)+(([.E3]-[.B2])/([.B3]-[.B2]))" office:value-type="float" office:value="0.0638297872340426" calcext:value-type="float">
            <text:p>0,0638297872340426</text:p>
          </table:table-cell>
          <table:table-cell table:formula="of:=([.A3]-1)+(([.F3]-[.C2])/([.C3]-[.C2]))" office:value-type="float" office:value="1" calcext:value-type="float">
            <text:p>1</text:p>
          </table:table-cell>
          <table:table-cell table:formula="of:=([.A3]-1)+(([.G3]-[.D2])/([.D3]-[.D2]))" office:value-type="float" office:value="0.72992700729927" calcext:value-type="float">
            <text:p>0,72992700729927</text:p>
          </table:table-cell>
          <table:table-cell table:formula="of:=100-5*(([.E3]*[.H3]+[.F3]*[.I3]+[.G3]*[.J3])/6)" office:value-type="float" office:value="97.5654863591655" calcext:value-type="float">
            <text:p>97,5654863591655</text:p>
          </table:table-cell>
        </table:table-row>
        <table:table-row table:style-name="ro1">
          <table:table-cell table:style-name="ce30" office:value-type="float" office:value="2" calcext:value-type="float">
            <text:p>2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44.7" calcext:value-type="float">
            <text:p>144,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4]-1)+(([.E4]-[.B3])/([.B4]-[.B3]))" office:value-type="float" office:value="-0.571428571428571" calcext:value-type="float">
            <text:p>-0,571428571428571</text:p>
          </table:table-cell>
          <table:table-cell table:formula="of:=([.A4]-1)+(([.F4]-[.C3])/([.C4]-[.C3]))" office:value-type="float" office:value="1" calcext:value-type="float">
            <text:p>1</text:p>
          </table:table-cell>
          <table:table-cell table:formula="of:=([.A4]-1)+(([.G4]-[.D3])/([.D4]-[.D3]))" office:value-type="float" office:value="0.997418544617317" calcext:value-type="float">
            <text:p>0,997418544617317</text:p>
          </table:table-cell>
          <table:table-cell table:formula="of:=100-5*(([.E4]*[.H4]+[.F4]*[.I4]+[.G4]*[.J4])/6)" office:value-type="float" office:value="98.9307226413903" calcext:value-type="float">
            <text:p>98,9307226413903</text:p>
          </table:table-cell>
        </table:table-row>
        <table:table-row table:style-name="ro1">
          <table:table-cell table:style-name="ce30" office:value-type="float" office:value="3" calcext:value-type="float">
            <text:p>3</text:p>
          </table:table-cell>
          <table:table-cell table:style-name="ce30" office:value-type="float" office:value="159" calcext:value-type="float">
            <text:p>159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319.53" calcext:value-type="float">
            <text:p>319,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5]-1)+(([.E5]-[.B4])/([.B5]-[.B4]))" office:value-type="float" office:value="1.14285714285714" calcext:value-type="float">
            <text:p>1,14285714285714</text:p>
          </table:table-cell>
          <table:table-cell table:formula="of:=([.A5]-1)+(([.F5]-[.C4])/([.C5]-[.C4]))" office:value-type="float" office:value="0.7" calcext:value-type="float">
            <text:p>0,7</text:p>
          </table:table-cell>
          <table:table-cell table:formula="of:=([.A5]-1)+(([.G5]-[.D4])/([.D5]-[.D4]))" office:value-type="float" office:value="1.17805868558028" calcext:value-type="float">
            <text:p>1,17805868558028</text:p>
          </table:table-cell>
          <table:table-cell table:formula="of:=100-5*(([.E5]*[.H5]+[.F5]*[.I5]+[.G5]*[.J5])/6)" office:value-type="float" office:value="94.9944749048736" calcext:value-type="float">
            <text:p>94,9944749048736</text:p>
          </table:table-cell>
        </table:table-row>
        <table:table-row table:style-name="ro1">
          <table:table-cell table:style-name="ce30" office:value-type="float" office:value="4" calcext:value-type="float">
            <text:p>4</text:p>
          </table:table-cell>
          <table:table-cell table:style-name="ce30" office:value-type="float" office:value="233" calcext:value-type="float">
            <text:p>233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479.46" calcext:value-type="float">
            <text:p>479,4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6]-1)+(([.E6]-[.B5])/([.B6]-[.B5]))" office:value-type="float" office:value="0.891891891891892" calcext:value-type="float">
            <text:p>0,891891891891892</text:p>
          </table:table-cell>
          <table:table-cell table:formula="of:=([.A6]-1)+(([.F6]-[.C5])/([.C6]-[.C5]))" office:value-type="float" office:value="0.444444444444445" calcext:value-type="float">
            <text:p>0,444444444444445</text:p>
          </table:table-cell>
          <table:table-cell table:formula="of:=([.A6]-1)+(([.G6]-[.D5])/([.D6]-[.D5]))" office:value-type="float" office:value="1.00831613831051" calcext:value-type="float">
            <text:p>1,00831613831051</text:p>
          </table:table-cell>
          <table:table-cell table:formula="of:=100-5*(([.E6]*[.H6]+[.F6]*[.I6]+[.G6]*[.J6])/6)" office:value-type="float" office:value="96.1892660809374" calcext:value-type="float">
            <text:p>96,1892660809374</text:p>
          </table:table-cell>
        </table:table-row>
        <table:table-row table:style-name="ro1">
          <table:table-cell table:style-name="ce30" office:value-type="float" office:value="5" calcext:value-type="float">
            <text:p>5</text:p>
          </table:table-cell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631.97" calcext:value-type="float">
            <text:p>631,9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7]-1)+(([.E7]-[.B6])/([.B7]-[.B6]))" office:value-type="float" office:value="-0.0350877192982457" calcext:value-type="float">
            <text:p>-0,0350877192982457</text:p>
          </table:table-cell>
          <table:table-cell table:formula="of:=([.A7]-1)+(([.F7]-[.C6])/([.C7]-[.C6]))" office:value-type="float" office:value="0" calcext:value-type="float">
            <text:p>0</text:p>
          </table:table-cell>
          <table:table-cell table:formula="of:=([.A7]-1)+(([.G7]-[.D6])/([.D7]-[.D6]))" office:value-type="float" office:value="0.862763097501804" calcext:value-type="float">
            <text:p>0,862763097501804</text:p>
          </table:table-cell>
          <table:table-cell table:formula="of:=100-5*(([.E7]*[.H7]+[.F7]*[.I7]+[.G7]*[.J7])/6)" office:value-type="float" office:value="99.3687500503275" calcext:value-type="float">
            <text:p>99,3687500503275</text:p>
          </table:table-cell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table:style-name="ce30" office:value-type="float" office:value="358" calcext:value-type="float">
            <text:p>358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783.38" calcext:value-type="float">
            <text:p>783,3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8]-1)+(([.E8]-[.B7])/([.B8]-[.B7]))" office:value-type="float" office:value="0.779411764705882" calcext:value-type="float">
            <text:p>0,779411764705882</text:p>
          </table:table-cell>
          <table:table-cell table:formula="of:=([.A8]-1)+(([.F8]-[.C7])/([.C8]-[.C7]))" office:value-type="float" office:value="-0.714285714285714" calcext:value-type="float">
            <text:p>-0,714285714285714</text:p>
          </table:table-cell>
          <table:table-cell table:formula="of:=([.A8]-1)+(([.G8]-[.D7])/([.D8]-[.D7]))" office:value-type="float" office:value="0.832705897893137" calcext:value-type="float">
            <text:p>0,832705897893137</text:p>
          </table:table-cell>
          <table:table-cell table:formula="of:=100-5*(([.E8]*[.H8]+[.F8]*[.I8]+[.G8]*[.J8])/6)" office:value-type="float" office:value="98.5480251971339" calcext:value-type="float">
            <text:p>98,5480251971339</text:p>
          </table:table-cell>
        </table:table-row>
        <table:table-row table:style-name="ro1">
          <table:table-cell table:style-name="ce30" office:value-type="float" office:value="7" calcext:value-type="float">
            <text:p>7</text:p>
          </table:table-cell>
          <table:table-cell table:style-name="ce30" office:value-type="float" office:value="417" calcext:value-type="float">
            <text:p>417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937.91" calcext:value-type="float">
            <text:p>937,9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9]-1)+(([.E9]-[.B8])/([.B9]-[.B8]))" office:value-type="float" office:value="-0.0169491525423728" calcext:value-type="float">
            <text:p>-0,0169491525423728</text:p>
          </table:table-cell>
          <table:table-cell table:formula="of:=([.A9]-1)+(([.F9]-[.C8])/([.C9]-[.C8]))" office:value-type="float" office:value="-0.714285714285714" calcext:value-type="float">
            <text:p>-0,714285714285714</text:p>
          </table:table-cell>
          <table:table-cell table:formula="of:=([.A9]-1)+(([.G9]-[.D8])/([.D9]-[.D8]))" office:value-type="float" office:value="0.937034879958583" calcext:value-type="float">
            <text:p>0,937034879958583</text:p>
          </table:table-cell>
          <table:table-cell table:formula="of:=100-5*(([.E9]*[.H9]+[.F9]*[.I9]+[.G9]*[.J9])/6)" office:value-type="float" office:value="100.451986671867" calcext:value-type="float">
            <text:p>100,451986671867</text:p>
          </table:table-cell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style-name="ce30" office:value-type="float" office:value="476" calcext:value-type="float">
            <text:p>476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1098.62" calcext:value-type="float">
            <text:p>1098,6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10]-1)+(([.E10]-[.B9])/([.B10]-[.B9]))" office:value-type="float" office:value="-0.0169491525423728" calcext:value-type="float">
            <text:p>-0,0169491525423728</text:p>
          </table:table-cell>
          <table:table-cell table:formula="of:=([.A10]-1)+(([.F10]-[.C9])/([.C10]-[.C9]))" office:value-type="float" office:value="-0.714285714285714" calcext:value-type="float">
            <text:p>-0,714285714285714</text:p>
          </table:table-cell>
          <table:table-cell table:formula="of:=([.A10]-1)+(([.G10]-[.D9])/([.D10]-[.D9]))" office:value-type="float" office:value="1.17018231597287" calcext:value-type="float">
            <text:p>1,17018231597287</text:p>
          </table:table-cell>
          <table:table-cell table:formula="of:=100-5*(([.E10]*[.H10]+[.F10]*[.I10]+[.G10]*[.J10])/6)" office:value-type="float" office:value="100.257697141855" calcext:value-type="float">
            <text:p>100,257697141855</text:p>
          </table:table-cell>
        </table:table-row>
        <table:table-row table:style-name="ro1">
          <table:table-cell table:style-name="ce30" office:value-type="float" office:value="9" calcext:value-type="float">
            <text:p>9</text:p>
          </table:table-cell>
          <table:table-cell table:style-name="ce30" office:value-type="float" office:value="537" calcext:value-type="float">
            <text:p>537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1265.47" calcext:value-type="float">
            <text:p>1265,4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11]-1)+(([.E11]-[.B10])/([.B11]-[.B10]))" office:value-type="float" office:value="0.245901639344262" calcext:value-type="float">
            <text:p>0,245901639344262</text:p>
          </table:table-cell>
          <table:table-cell table:formula="of:=([.A11]-1)+(([.F11]-[.C10])/([.C11]-[.C10]))" office:value-type="float" office:value="-0.714285714285714" calcext:value-type="float">
            <text:p>-0,714285714285714</text:p>
          </table:table-cell>
          <table:table-cell table:formula="of:=([.A11]-1)+(([.G11]-[.D10])/([.D11]-[.D10]))" office:value-type="float" office:value="1.42151633203477" calcext:value-type="float">
            <text:p>1,42151633203477</text:p>
          </table:table-cell>
          <table:table-cell table:formula="of:=100-5*(([.E11]*[.H11]+[.F11]*[.I11]+[.G11]*[.J11])/6)" office:value-type="float" office:value="99.3911251487532" calcext:value-type="float">
            <text:p>99,3911251487532</text:p>
          </table:table-cell>
        </table:table-row>
        <table:table-row table:style-name="ro1"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03" calcext:value-type="float">
            <text:p>603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1448.32" calcext:value-type="float">
            <text:p>1448,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12]-1)+(([.E12]-[.B11])/([.B12]-[.B11]))" office:value-type="float" office:value="0.909090909090908" calcext:value-type="float">
            <text:p>0,909090909090908</text:p>
          </table:table-cell>
          <table:table-cell table:formula="of:=([.A12]-1)+(([.F12]-[.C11])/([.C12]-[.C11]))" office:value-type="float" office:value="0.5" calcext:value-type="float">
            <text:p>0,5</text:p>
          </table:table-cell>
          <table:table-cell table:formula="of:=([.A12]-1)+(([.G12]-[.D11])/([.D12]-[.D11]))" office:value-type="float" office:value="2.08465955701394" calcext:value-type="float">
            <text:p>2,08465955701394</text:p>
          </table:table-cell>
          <table:table-cell table:formula="of:=100-5*(([.E12]*[.H12]+[.F12]*[.I12]+[.G12]*[.J12])/6)" office:value-type="float" office:value="95.1567230964278" calcext:value-type="float">
            <text:p>95,1567230964278</text:p>
          </table:table-cell>
        </table:table-row>
        <table:table-row table:style-name="ro1"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674" calcext:value-type="float">
            <text:p>674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1648.27" calcext:value-type="float">
            <text:p>1648,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13]-1)+(([.E13]-[.B12])/([.B13]-[.B12]))" office:value-type="float" office:value="1.54929577464789" calcext:value-type="float">
            <text:p>1,54929577464789</text:p>
          </table:table-cell>
          <table:table-cell table:formula="of:=([.A13]-1)+(([.F13]-[.C12])/([.C13]-[.C12]))" office:value-type="float" office:value="0.5" calcext:value-type="float">
            <text:p>0,5</text:p>
          </table:table-cell>
          <table:table-cell table:formula="of:=([.A13]-1)+(([.G13]-[.D12])/([.D13]-[.D12]))" office:value-type="float" office:value="2.7615903975994" calcext:value-type="float">
            <text:p>2,7615903975994</text:p>
          </table:table-cell>
          <table:table-cell table:formula="of:=100-5*(([.E13]*[.H13]+[.F13]*[.I13]+[.G13]*[.J13])/6)" office:value-type="float" office:value="92.9921018987141" calcext:value-type="float">
            <text:p>92,9921018987141</text:p>
          </table:table-cell>
        </table:table-row>
        <table:table-row table:style-name="ro1"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753" calcext:value-type="float">
            <text:p>753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1876.08" calcext:value-type="float">
            <text:p>1876,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14]-1)+(([.E14]-[.B13])/([.B14]-[.B13]))" office:value-type="float" office:value="2.50632911392405" calcext:value-type="float">
            <text:p>2,50632911392405</text:p>
          </table:table-cell>
          <table:table-cell table:formula="of:=([.A14]-1)+(([.F14]-[.C13])/([.C14]-[.C13]))" office:value-type="float" office:value="1.66666666666667" calcext:value-type="float">
            <text:p>1,66666666666667</text:p>
          </table:table-cell>
          <table:table-cell table:formula="of:=([.A14]-1)+(([.G14]-[.D13])/([.D14]-[.D13]))" office:value-type="float" office:value="3.76910583380887" calcext:value-type="float">
            <text:p>3,76910583380887</text:p>
          </table:table-cell>
          <table:table-cell table:formula="of:=100-5*(([.E14]*[.H14]+[.F14]*[.I14]+[.G14]*[.J14])/6)" office:value-type="float" office:value="87.815477909238" calcext:value-type="float">
            <text:p>87,815477909238</text:p>
          </table:table-cell>
        </table:table-row>
        <table:table-row table:style-name="ro1"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843" calcext:value-type="float">
            <text:p>843</text:p>
          </table:table-cell>
          <table:table-cell table:style-name="ce30" office:value-type="float" office:value="105" calcext:value-type="float">
            <text:p>105</text:p>
          </table:table-cell>
          <table:table-cell table:style-name="ce30" office:value-type="float" office:value="2142.06" calcext:value-type="float">
            <text:p>2142,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15]-1)+(([.E15]-[.B14])/([.B15]-[.B14]))" office:value-type="float" office:value="3.66666666666667" calcext:value-type="float">
            <text:p>3,66666666666667</text:p>
          </table:table-cell>
          <table:table-cell table:formula="of:=([.A15]-1)+(([.F15]-[.C14])/([.C15]-[.C14]))" office:value-type="float" office:value="2.7" calcext:value-type="float">
            <text:p>2,7</text:p>
          </table:table-cell>
          <table:table-cell table:formula="of:=([.A15]-1)+(([.G15]-[.D14])/([.D15]-[.D14]))" office:value-type="float" office:value="4.95029701481314" calcext:value-type="float">
            <text:p>4,95029701481314</text:p>
          </table:table-cell>
          <table:table-cell table:formula="of:=100-5*(([.E15]*[.H15]+[.F15]*[.I15]+[.G15]*[.J15])/6)" office:value-type="float" office:value="82.2080858209891" calcext:value-type="float">
            <text:p>82,2080858209891</text:p>
          </table:table-cell>
        </table:table-row>
        <table:table-row table:style-name="ro1"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949" calcext:value-type="float">
            <text:p>949</text:p>
          </table:table-cell>
          <table:table-cell table:style-name="ce30" office:value-type="float" office:value="117" calcext:value-type="float">
            <text:p>117</text:p>
          </table:table-cell>
          <table:table-cell table:style-name="ce30" office:value-type="float" office:value="2465.37" calcext:value-type="float">
            <text:p>2465,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16]-1)+(([.E16]-[.B15])/([.B16]-[.B15]))" office:value-type="float" office:value="5.07547169811321" calcext:value-type="float">
            <text:p>5,07547169811321</text:p>
          </table:table-cell>
          <table:table-cell table:formula="of:=([.A16]-1)+(([.F16]-[.C15])/([.C16]-[.C15]))" office:value-type="float" office:value="4.41666666666667" calcext:value-type="float">
            <text:p>4,41666666666667</text:p>
          </table:table-cell>
          <table:table-cell table:formula="of:=([.A16]-1)+(([.G16]-[.D15])/([.D16]-[.D15]))" office:value-type="float" office:value="6.3776870495809" calcext:value-type="float">
            <text:p>6,3776870495809</text:p>
          </table:table-cell>
          <table:table-cell table:formula="of:=100-5*(([.E16]*[.H16]+[.F16]*[.I16]+[.G16]*[.J16])/6)" office:value-type="float" office:value="74.6354704356218" calcext:value-type="float">
            <text:p>74,6354704356218</text:p>
          </table:table-cell>
        </table:table-row>
        <table:table-row table:style-name="ro1"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076" calcext:value-type="float">
            <text:p>1076</text:p>
          </table:table-cell>
          <table:table-cell table:style-name="ce30" office:value-type="float" office:value="130" calcext:value-type="float">
            <text:p>130</text:p>
          </table:table-cell>
          <table:table-cell table:style-name="ce30" office:value-type="float" office:value="2866.31" calcext:value-type="float">
            <text:p>2866,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17]-1)+(([.E17]-[.B16])/([.B17]-[.B16]))" office:value-type="float" office:value="6.55118110236221" calcext:value-type="float">
            <text:p>6,55118110236221</text:p>
          </table:table-cell>
          <table:table-cell table:formula="of:=([.A17]-1)+(([.F17]-[.C16])/([.C17]-[.C16]))" office:value-type="float" office:value="5.15384615384615" calcext:value-type="float">
            <text:p>5,15384615384615</text:p>
          </table:table-cell>
          <table:table-cell table:formula="of:=([.A17]-1)+(([.G17]-[.D16])/([.D17]-[.D16]))" office:value-type="float" office:value="7.85351922980995" calcext:value-type="float">
            <text:p>7,85351922980995</text:p>
          </table:table-cell>
          <table:table-cell table:formula="of:=100-5*(([.E17]*[.H17]+[.F17]*[.I17]+[.G17]*[.J17])/6)" office:value-type="float" office:value="68.487704296176" calcext:value-type="float">
            <text:p>68,487704296176</text:p>
          </table:table-cell>
        </table:table-row>
        <table:table-row table:style-name="ro1"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237" calcext:value-type="float">
            <text:p>1237</text:p>
          </table:table-cell>
          <table:table-cell table:style-name="ce30" office:value-type="float" office:value="147" calcext:value-type="float">
            <text:p>147</text:p>
          </table:table-cell>
          <table:table-cell table:style-name="ce30" office:value-type="float" office:value="3401.59" calcext:value-type="float">
            <text:p>3401,5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18]-1)+(([.E18]-[.B17])/([.B18]-[.B17]))" office:value-type="float" office:value="8.33540372670808" calcext:value-type="float">
            <text:p>8,33540372670808</text:p>
          </table:table-cell>
          <table:table-cell table:formula="of:=([.A18]-1)+(([.F18]-[.C17])/([.C18]-[.C17]))" office:value-type="float" office:value="7.47058823529412" calcext:value-type="float">
            <text:p>7,47058823529412</text:p>
          </table:table-cell>
          <table:table-cell table:formula="of:=([.A18]-1)+(([.G18]-[.D17])/([.D18]-[.D17]))" office:value-type="float" office:value="9.64708190106113" calcext:value-type="float">
            <text:p>9,64708190106113</text:p>
          </table:table-cell>
          <table:table-cell table:formula="of:=100-5*(([.E18]*[.H18]+[.F18]*[.I18]+[.G18]*[.J18])/6)" office:value-type="float" office:value="58.671275373522" calcext:value-type="float">
            <text:p>58,671275373522</text:p>
          </table:table-cell>
        </table:table-row>
        <table:table-row table:style-name="ro1"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459" calcext:value-type="float">
            <text:p>1459</text:p>
          </table:table-cell>
          <table:table-cell table:style-name="ce30" office:value-type="float" office:value="170" calcext:value-type="float">
            <text:p>170</text:p>
          </table:table-cell>
          <table:table-cell table:style-name="ce30" office:value-type="float" office:value="4155.73" calcext:value-type="float">
            <text:p>4155,7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19]-1)+(([.E19]-[.B18])/([.B19]-[.B18]))" office:value-type="float" office:value="10.4414414414414" calcext:value-type="float">
            <text:p>10,4414414414414</text:p>
          </table:table-cell>
          <table:table-cell table:formula="of:=([.A19]-1)+(([.F19]-[.C18])/([.C19]-[.C18]))" office:value-type="float" office:value="9.69565217391304" calcext:value-type="float">
            <text:p>9,69565217391304</text:p>
          </table:table-cell>
          <table:table-cell table:formula="of:=([.A19]-1)+(([.G19]-[.D18])/([.D19]-[.D18]))" office:value-type="float" office:value="11.490770944387" calcext:value-type="float">
            <text:p>11,490770944387</text:p>
          </table:table-cell>
          <table:table-cell table:formula="of:=100-5*(([.E19]*[.H19]+[.F19]*[.I19]+[.G19]*[.J19])/6)" office:value-type="float" office:value="48.1613336528855" calcext:value-type="float">
            <text:p>48,1613336528855</text:p>
          </table:table-cell>
        </table:table-row>
        <table:table-row table:style-name="ro1"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801" calcext:value-type="float">
            <text:p>1801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5400.08" calcext:value-type="float">
            <text:p>5400,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20]-1)+(([.E20]-[.B19])/([.B20]-[.B19]))" office:value-type="float" office:value="12.7426900584795" calcext:value-type="float">
            <text:p>12,7426900584795</text:p>
          </table:table-cell>
          <table:table-cell table:formula="of:=([.A20]-1)+(([.F20]-[.C19])/([.C20]-[.C19]))" office:value-type="float" office:value="12.2" calcext:value-type="float">
            <text:p>12,2</text:p>
          </table:table-cell>
          <table:table-cell table:formula="of:=([.A20]-1)+(([.G20]-[.D19])/([.D20]-[.D19]))" office:value-type="float" office:value="13.6611242817535" calcext:value-type="float">
            <text:p>13,6611242817535</text:p>
          </table:table-cell>
          <table:table-cell table:formula="of:=100-5*(([.E20]*[.H20]+[.F20]*[.I20]+[.G20]*[.J20])/6)" office:value-type="float" office:value="36.4256712856732" calcext:value-type="float">
            <text:p>36,4256712856732</text:p>
          </table:table-cell>
        </table:table-row>
        <table:table-row table:style-name="ro1"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479" calcext:value-type="float">
            <text:p>2479</text:p>
          </table:table-cell>
          <table:table-cell table:style-name="ce30" office:value-type="float" office:value="281" calcext:value-type="float">
            <text:p>281</text:p>
          </table:table-cell>
          <table:table-cell table:style-name="ce30" office:value-type="float" office:value="8037.54" calcext:value-type="float">
            <text:p>8037,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21]-1)+(([.E21]-[.B20])/([.B21]-[.B20]))" office:value-type="float" office:value="15.3480825958702" calcext:value-type="float">
            <text:p>15,3480825958702</text:p>
          </table:table-cell>
          <table:table-cell table:formula="of:=([.A21]-1)+(([.F21]-[.C20])/([.C21]-[.C20]))" office:value-type="float" office:value="15.3289473684211" calcext:value-type="float">
            <text:p>15,3289473684211</text:p>
          </table:table-cell>
          <table:table-cell table:formula="of:=([.A21]-1)+(([.G21]-[.D20])/([.D21]-[.D20]))" office:value-type="float" office:value="15.9529244045407" calcext:value-type="float">
            <text:p>15,9529244045407</text:p>
          </table:table-cell>
          <table:table-cell table:formula="of:=100-5*(([.E21]*[.H21]+[.F21]*[.I21]+[.G21]*[.J21])/6)" office:value-type="float" office:value="22.7874442258388" calcext:value-type="float">
            <text:p>22,7874442258388</text:p>
          </table:table-cell>
        </table:table-row>
        <table:table-row table:style-name="ro1"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594601" calcext:value-type="float">
            <text:p>594601</text:p>
          </table:table-cell>
          <table:table-cell table:style-name="ce30" office:value-type="float" office:value="3920" calcext:value-type="float">
            <text:p>3920</text:p>
          </table:table-cell>
          <table:table-cell table:style-name="ce30" office:value-type="float" office:value="223212.26" calcext:value-type="float">
            <text:p>223212,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22]-1)+(([.E22]-[.B21])/([.B22]-[.B21]))" office:value-type="float" office:value="18.9958184293102" calcext:value-type="float">
            <text:p>18,9958184293102</text:p>
          </table:table-cell>
          <table:table-cell table:formula="of:=([.A22]-1)+(([.F22]-[.C21])/([.C22]-[.C21]))" office:value-type="float" office:value="18.9233305853256" calcext:value-type="float">
            <text:p>18,9233305853256</text:p>
          </table:table-cell>
          <table:table-cell table:formula="of:=([.A22]-1)+(([.G22]-[.D21])/([.D22]-[.D21]))" office:value-type="float" office:value="18.9626510958165" calcext:value-type="float">
            <text:p>18,9626510958165</text:p>
          </table:table-cell>
          <table:table-cell table:formula="of:=100-5*(([.E22]*[.H22]+[.F22]*[.I22]+[.G22]*[.J22])/6)" office:value-type="float" office:value="5.16936037133478" calcext:value-type="float">
            <text:p>5,16936037133478</text:p>
          </table:table-cell>
        </table:table-row>
        <table:table-row table:style-name="ro1" table:number-rows-repeated="8">
          <table:table-cell table:number-columns-repeated="11"/>
        </table:table-row>
        <table:table-row table:style-name="ro1">
          <table:table-cell office:value-type="string" calcext:value-type="string">
            <text:p>Le scénario adéquat pour évaluer l’EcoIndex est de connaître précisément le coût du DOM, des requêtes HTTP et des données transférées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 l’aide de l’extension pour navigateur GreenIT-Analysis, nous avons testé trois sites 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coindex.fr = 91,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boncoin.fr = 49,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mazon.com = 50,45</text:p>
          </table:table-cell>
          <table:table-cell table:number-columns-repeated="10"/>
        </table:table-row>
        <table:table-row table:style-name="ro1" table:number-rows-repeated="104853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6">00/00/0000</text:date>, <text:time style:data-style-name="N2" text:time-value="02:36:08.17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7.2$Windows_X86_64 LibreOffice_project/ee3885777aa7032db5a9b65deec9457448a91162</meta:generator>
    <meta:creation-date>2025-10-15T10:01:28Z</meta:creation-date>
    <dc:date>2025-12-06T02:37:05.234000000</dc:date>
    <meta:editing-cycles>30</meta:editing-cycles>
    <meta:editing-duration>PT2H6M46S</meta:editing-duration>
    <meta:document-statistic meta:table-count="8" meta:cell-count="501" meta:object-count="0"/>
  </office:meta>
</office:document-meta>
</file>